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-0.288cm" fo:margin-top="0cm" fo:margin-bottom="0cm" table:align="left"/>
    </style:style>
    <style:style style:name="Table1.A" style:family="table-column">
      <style:table-column-properties style:column-width="4.551cm"/>
    </style:style>
    <style:style style:name="Table1.B" style:family="table-column">
      <style:table-column-properties style:column-width="11.95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0.5pt solid #000001"/>
    </style:style>
    <style:style style:name="Table1.A2" style:family="table-cell">
      <style:table-cell-properties fo:padding="0.097cm" fo:border-left="0.5pt solid #000001" fo:border-right="none" fo:border-top="none" fo:border-bottom="0.5pt solid #000001"/>
    </style:style>
    <style:style style:name="Table1.B2" style:family="table-cell">
      <style:table-cell-properties fo:padding="0.097cm" fo:border-left="0.5pt solid #000001" fo:border-right="0.5pt solid #000001" fo:border-top="none" fo:border-bottom="0.5pt solid #000001"/>
    </style:style>
    <style:style style:name="Table2" style:family="table">
      <style:table-properties style:width="16.51cm" fo:margin-left="-0.288cm" fo:margin-top="0cm" fo:margin-bottom="0cm" table:align="left"/>
    </style:style>
    <style:style style:name="Table2.A" style:family="table-column">
      <style:table-column-properties style:column-width="4.868cm"/>
    </style:style>
    <style:style style:name="Table2.B" style:family="table-column">
      <style:table-column-properties style:column-width="11.6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0.5pt solid #000001"/>
    </style:style>
    <style:style style:name="Table2.A2" style:family="table-cell">
      <style:table-cell-properties fo:padding="0.097cm" fo:border-left="0.5pt solid #000001" fo:border-right="none" fo:border-top="none" fo:border-bottom="0.5pt solid #000001"/>
    </style:style>
    <style:style style:name="Table2.B2" style:family="table-cell">
      <style:table-cell-properties fo:padding="0.097cm" fo:border-left="0.5pt solid #000001" fo:border-right="0.5pt solid #000001" fo:border-top="none" fo:border-bottom="0.5pt solid #000001"/>
    </style:style>
    <style:style style:name="Table3" style:family="table">
      <style:table-properties style:width="16.51cm" fo:margin-left="-0.288cm" fo:margin-top="0cm" fo:margin-bottom="0cm" table:align="left"/>
    </style:style>
    <style:style style:name="Table3.A" style:family="table-column">
      <style:table-column-properties style:column-width="4.576cm"/>
    </style:style>
    <style:style style:name="Table3.B" style:family="table-column">
      <style:table-column-properties style:column-width="11.93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="0.5pt solid #000001"/>
    </style:style>
    <style:style style:name="Table3.A2" style:family="table-cell">
      <style:table-cell-properties fo:padding="0.097cm" fo:border-left="0.5pt solid #000001" fo:border-right="none" fo:border-top="none" fo:border-bottom="0.5pt solid #000001"/>
    </style:style>
    <style:style style:name="Table3.B2" style:family="table-cell">
      <style:table-cell-properties fo:padding="0.097cm" fo:border-left="0.5pt solid #000001" fo:border-right="0.5pt solid #000001" fo:border-top="none" fo:border-bottom="0.5pt solid #000001"/>
    </style:style>
    <style:style style:name="P1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</style:style>
    <style:style style:name="P2" style:family="paragraph" style:parent-style-name="Standard" style:list-style-name="WWNum7">
      <style:paragraph-properties fo:margin-left="1.27cm" fo:margin-right="0cm" fo:margin-top="0cm" fo:margin-bottom="0.353cm" loext:contextual-spacing="false" fo:line-height="100%" fo:text-align="justify" style:justify-single-word="false" fo:text-indent="-0.635cm" style:auto-text-indent="false"/>
    </style:style>
    <style:style style:name="P3" style:family="paragraph" style:parent-style-name="Standard" style:list-style-name="WWNum8">
      <style:paragraph-properties fo:margin-left="1.27cm" fo:margin-right="0cm" fo:margin-top="0cm" fo:margin-bottom="0.353cm" loext:contextual-spacing="false" fo:line-height="100%" fo:text-align="justify" style:justify-single-word="false" fo:text-indent="-0.635cm" style:auto-text-indent="false"/>
    </style:style>
    <style:style style:name="P4" style:family="paragraph" style:parent-style-name="Standard" style:list-style-name="WWNum7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5" style:family="paragraph" style:parent-style-name="Standard" style:list-style-name="WWNum8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7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Roboto1" fo:font-size="11pt" style:font-size-asian="11pt" style:font-size-complex="11pt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Roboto1" fo:font-size="11pt" style:font-size-asian="11pt" style:font-size-complex="11pt"/>
    </style:style>
    <style:style style:name="P9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text-indent="-0.635cm" style:auto-text-indent="false"/>
      <style:text-properties style:font-name="Roboto1"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00%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6" style:family="paragraph" style:parent-style-name="Standard">
      <style:paragraph-properties fo:margin-top="0cm" fo:margin-bottom="0cm" loext:contextual-spacing="false" fo:break-before="page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break-before="page"/>
    </style:style>
    <style:style style:name="P18" style:family="paragraph" style:parent-style-name="Standard" style:list-style-name="WWNum5">
      <style:paragraph-properties fo:margin-left="0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-0.635cm" style:auto-text-indent="false"/>
    </style:style>
    <style:style style:name="P20" style:family="paragraph" style:parent-style-name="Standard" style:list-style-name="WWNum6">
      <style:paragraph-properties fo:margin-left="0.67cm" fo:margin-right="0.009cm" fo:margin-top="0cm" fo:margin-bottom="0cm" loext:contextual-spacing="true" fo:orphans="0" fo:widows="0" fo:text-indent="-0.635cm" style:auto-text-indent="false">
        <style:tab-stops>
          <style:tab-stop style:position="0.617cm"/>
        </style:tab-stops>
      </style:paragraph-properties>
    </style:style>
    <style:style style:name="P21" style:family="paragraph" style:parent-style-name="Standard" style:list-style-name="WWNum3">
      <style:paragraph-properties fo:margin-left="0.67cm" fo:margin-right="0.009cm" fo:margin-top="0cm" fo:margin-bottom="0cm" loext:contextual-spacing="true" fo:orphans="0" fo:widows="0" fo:text-indent="-0.635cm" style:auto-text-indent="false">
        <style:tab-stops>
          <style:tab-stop style:position="0.617cm"/>
        </style:tab-stops>
      </style:paragraph-properties>
    </style:style>
    <style:style style:name="P22" style:family="paragraph" style:parent-style-name="Standard" style:list-style-name="WWNum4">
      <style:paragraph-properties fo:margin-left="0.67cm" fo:margin-right="0.009cm" fo:margin-top="0cm" fo:margin-bottom="0cm" loext:contextual-spacing="true" fo:orphans="0" fo:widows="0" fo:text-indent="-0.635cm" style:auto-text-indent="false">
        <style:tab-stops>
          <style:tab-stop style:position="0.617cm"/>
        </style:tab-stops>
      </style:paragraph-properties>
    </style:style>
    <style:style style:name="P23" style:family="paragraph" style:parent-style-name="Standard" style:list-style-name="WWNum2" style:master-page-name="">
      <loext:graphic-properties draw:fill="none"/>
      <style:paragraph-properties fo:margin-left="0.199cm" fo:margin-right="0cm" fo:margin-top="0cm" fo:margin-bottom="0cm" loext:contextual-spacing="true" fo:line-height="115%" fo:text-align="justify" style:justify-single-word="false" fo:keep-together="auto" fo:orphans="2" fo:widows="2" fo:text-indent="-0.6cm" style:auto-text-indent="false" style:page-number="auto" fo:background-color="transparent" fo:keep-with-next="auto"/>
    </style:style>
    <style:style style:name="P24" style:family="paragraph" style:parent-style-name="Standard" style:list-style-name="WWNum2" style:master-page-name="">
      <loext:graphic-properties draw:fill="none"/>
      <style:paragraph-properties fo:margin-left="0.199cm" fo:margin-right="0cm" fo:margin-top="0cm" fo:margin-bottom="0cm" loext:contextual-spacing="true" fo:line-height="115%" fo:text-align="justify" style:justify-single-word="false" fo:keep-together="auto" fo:orphans="2" fo:widows="2" fo:text-indent="-0.6cm" style:auto-text-indent="false" style:page-number="auto" fo:background-color="transparent" fo:keep-with-next="auto"/>
    </style:style>
    <style:style style:name="P25" style:family="paragraph" style:parent-style-name="Standard" style:list-style-name="WWNum5" style:master-page-name="">
      <loext:graphic-properties draw:fill="none"/>
      <style:paragraph-properties fo:margin-left="0.199cm" fo:margin-right="0cm" fo:margin-top="0cm" fo:margin-bottom="0cm" loext:contextual-spacing="true" fo:line-height="100%" fo:text-align="justify" style:justify-single-word="false" fo:keep-together="auto" fo:orphans="2" fo:widows="2" fo:text-indent="-0.6cm" style:auto-text-indent="false" style:page-number="auto" fo:background-color="transparent" fo:keep-with-next="auto"/>
    </style:style>
    <style:style style:name="P26" style:family="paragraph" style:parent-style-name="Standard" style:list-style-name="WWNum5" style:master-page-name="">
      <loext:graphic-properties draw:fill="none"/>
      <style:paragraph-properties fo:margin-left="0.3cm" fo:margin-right="0cm" fo:margin-top="0cm" fo:margin-bottom="0cm" loext:contextual-spacing="true" fo:line-height="115%" fo:text-align="justify" style:justify-single-word="false" fo:keep-together="auto" fo:orphans="2" fo:widows="2" fo:text-indent="-0.6cm" style:auto-text-indent="false" style:page-number="auto" fo:background-color="transparent" fo:keep-with-next="auto"/>
    </style:style>
    <style:style style:name="P27" style:family="paragraph" style:parent-style-name="Subtitle">
      <style:paragraph-properties fo:margin-top="0cm" fo:margin-bottom="0cm" loext:contextual-spacing="false" fo:line-height="150%" fo:text-align="center" style:justify-single-word="false"/>
    </style:style>
    <style:style style:name="T1" style:family="text">
      <style:text-properties style:font-name="Roboto" style:font-name-asian="Roboto2" style:font-name-complex="Roboto2"/>
    </style:style>
    <style:style style:name="T2" style:family="text">
      <style:text-properties style:font-name="Roboto" style:text-underline-style="none" style:font-name-asian="Roboto2" style:font-name-complex="Roboto2"/>
    </style:style>
    <style:style style:name="T3" style:family="text">
      <style:text-properties style:font-name="Roboto" fo:font-weight="bold" style:font-name-asian="Roboto2" style:font-weight-asian="bold" style:font-name-complex="Roboto2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style:font-name-asian="Roboto2" style:font-name-complex="Roboto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8ao9qesh8wuu"/><text:span text:style-name="T1">PJS: Trabalho 1</text:span></text:p>
      <text:p text:style-name="P27"><text:bookmark text:name="_7xojn2gb1tbh"/><text:span text:style-name="T1">Resoluções</text:span></text:p>
      <text:list xml:id="list3091513758975340972" text:style-name="WWNum5">
        <text:list-item>
          <text:p text:style-name="P25"><text:span text:style-name="T4">b)</text:span></text:p>
          <text:p text:style-name="P18"><text:span text:style-name="T4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5">Caso de Uso (UC0014) <text:s/></text:span></text:p>
          </table:table-cell>
          <table:table-cell table:style-name="Table1.A1" office:value-type="string">
            <text:p text:style-name="P14"><text:span text:style-name="T5">( X ) F ( <text:s text:c="2"/>) I ( <text:s text:c="2"/>) O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Nome do Caso de Uso</text:span></text:p>
          </table:table-cell>
          <table:table-cell table:style-name="Table1.B2" office:value-type="string">
            <text:p text:style-name="P14"><text:span text:style-name="T5">UC Pagar mensalidade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Responsável (Cliente)</text:span></text:p>
          </table:table-cell>
          <table:table-cell table:style-name="Table1.B2" office:value-type="string">
            <text:p text:style-name="P14"><text:span text:style-name="T5">IFSP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Responsável (Equipe)</text:span></text:p>
          </table:table-cell>
          <table:table-cell table:style-name="Table1.B2" office:value-type="string">
            <text:p text:style-name="P14"><text:span text:style-name="T5">Venilton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Ator Principal</text:span></text:p>
          </table:table-cell>
          <table:table-cell table:style-name="Table1.B2" office:value-type="string">
            <text:p text:style-name="P14"><text:span text:style-name="T5">Sócio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Ator Secundário</text:span></text:p>
          </table:table-cell>
          <table:table-cell table:style-name="Table1.B2" office:value-type="string">
            <text:p text:style-name="P14"><text:span text:style-name="T5">Funcionário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Resumo (Objetivo)</text:span></text:p>
          </table:table-cell>
          <table:table-cell table:style-name="Table1.B2" office:value-type="string">
            <text:p text:style-name="P14"><text:span text:style-name="T5">Este caso de uso descreve as etapas necessárias para que um sócio realize o pagamento de uma ou mais mensalidades.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Pré-Condição</text:span></text:p>
          </table:table-cell>
          <table:table-cell table:style-name="Table1.B2" office:value-type="string">
            <text:p text:style-name="P14"><text:span text:style-name="T5">N/A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Fluxos Principais</text:span></text:p>
          </table:table-cell>
          <table:table-cell table:style-name="Table1.B2" office:value-type="string">
            <text:list xml:id="list4998621137016780577" text:style-name="WWNum6">
              <text:list-item>
                <text:p text:style-name="P20"><text:span text:style-name="T5">[F] Sócio informa que deseja pagar mensalidades.</text:span></text:p>
              </text:list-item>
              <text:list-item>
                <text:p text:style-name="P20"><text:span text:style-name="T5">[F] Funcionário solicita número do cartão de sócio.</text:span></text:p>
              </text:list-item>
              <text:list-item>
                <text:p text:style-name="P20"><text:span text:style-name="T5">[F] Sócio informa o número do cartão de sócio.</text:span></text:p>
              </text:list-item>
              <text:list-item>
                <text:p text:style-name="P20"><text:span text:style-name="T5">[F] Sistema verifica o número do cartão do sócio.</text:span></text:p>
              </text:list-item>
              <text:list-item>
                <text:p text:style-name="P20"><text:span text:style-name="T5">[I] Sistema consulta as mensalidades não pagas pelo sócio.</text:span></text:p>
              </text:list-item>
              <text:list-item>
                <text:p text:style-name="P20"><text:span text:style-name="T5">[F] Sistema exibe as mensalidades não pagas.</text:span></text:p>
              </text:list-item>
              <text:list-item>
                <text:p text:style-name="P20"><text:span text:style-name="T5">[F] Sócio seleciona as mensalidades que deseja pagar.</text:span></text:p>
              </text:list-item>
              <text:list-item>
                <text:p text:style-name="P20"><text:span text:style-name="T5">[F] Sócio realiza o pagamento das mensalidades selecionadas.</text:span></text:p>
              </text:list-item>
              <text:list-item>
                <text:p text:style-name="P20"><text:span text:style-name="T5">[F] Sistema quita as mensalidades selecionadas e emite recibo.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4"><text:span text:style-name="T5">Fluxos Alternativos</text:span></text:p>
          </table:table-cell>
          <table:table-cell table:style-name="Table1.B2" office:value-type="string">
            <text:p text:style-name="P14"><text:span text:style-name="T5">Cartão inválido:</text:span></text:p>
            <text:p text:style-name="P14"><text:span text:style-name="T5"><text:s text:c="4"/>4.1. [I] Sistema emite mensagem de erro e cancela a operação.</text:span></text:p>
            <text:p text:style-name="P14"><text:span text:style-name="T5">Mensalidade em atraso:</text:span></text:p>
            <text:p text:style-name="P14"><text:span text:style-name="T5"><text:s text:c="4"/>5.1. [I] Sistema calcula juros das mensalidades em atraso. [RN01]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5">Regras de Negócio</text:span></text:p>
          </table:table-cell>
          <table:table-cell table:style-name="Table1.B2" office:value-type="string">
            <text:p text:style-name="P14"><text:span text:style-name="T5">RN01. Será cobrado juros de 2% ao mês.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5">Pós-Condição</text:span></text:p>
          </table:table-cell>
          <table:table-cell table:style-name="Table1.A1" office:value-type="string">
            <text:p text:style-name="P14"><text:span text:style-name="T5">Mensalidades pagas e recibo emitido.</text:span></text:p>
          </table:table-cell>
        </table:table-row>
      </table:table>
      <text:p text:style-name="P12"/>
      <text:p text:style-name="Standard"/>
      <text:p text:style-name="P17"/>
      <text:list xml:id="list210857478345598" text:continue-list="list3091513758975340972" text:style-name="WWNum5">
        <text:list-item>
          <text:p text:style-name="P26"><text:span text:style-name="T4">a)</text:span></text:p>
          <text:p text:style-name="P7"><text:span text:style-name="T4"/></text:p>
        </text:list-item>
      </text:list>
      <text:list xml:id="list3131710747204582136" text:style-name="WWNum1">
        <text:list-item>
          <text:p text:style-name="P8"><text:span text:style-name="T7">Existem diversos participantes em cada leilão, interessados em adquirir os itens ofertados. <text:s/>Os participantes devem se registrar via internet, antes de o leilão iniciar, fornecendo nome de usuário e senha.</text:span></text:p>
        </text:list-item>
        <text:list-item>
          <text:p text:style-name="P8"><text:span text:style-name="T7">O leiloeiro é o responsável pelo cadastro de um leilão, bem como por registrar os itens a serem leiloados, determinando seus lances mínimos. Ao cadastrar um leilão, é obrigatório adicionar os itens a serem leiloados.</text:span></text:p>
        </text:list-item>
        <text:list-item>
          <text:p text:style-name="P8"><text:span text:style-name="T7">Antes de participar do leilão, o participante precisa realizar login no sistema, caso ainda não esteja autenticado. Caso ainda não esteja cadastrado no sistema, o participante deve ser registrado, fornecendo nome de usuário e senha.</text:span></text:p>
        </text:list-item>
        <text:list-item>
          <text:p text:style-name="P8"><text:span text:style-name="T7">Durante o leilão são ofertados cada um dos itens que estão sendo leiloados. O leiloeiro quem escolhe qual leilão será aberto para a realização dos lances.</text:span></text:p>
        </text:list-item>
        <text:list-item>
          <text:p text:style-name="P9"><text:span text:style-name="T7">Durante a realização do leilão, um participante pode realizar quantos lances quiser, mas não é obrigado a fazer lances. </text:span></text:p>
        </text:list-item>
      </text:list>
      <text:p text:style-name="P15"/>
      <text:p text:style-name="Standard"/>
      <text:p text:style-name="P17"/>
      <text:list xml:id="list5136246454592554955" text:style-name="WWNum2">
        <text:list-item>
          <text:p text:style-name="P23"><text:span text:style-name="T4">b)</text:span></text:p>
        </text:list-item>
      </text:list>
      <text:p text:style-name="P19"><text:span text:style-name="T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5">Caso de Uso (UC0015) <text:s/></text:span></text:p>
          </table:table-cell>
          <table:table-cell table:style-name="Table2.A1" office:value-type="string">
            <text:p text:style-name="P14"><text:span text:style-name="T5">( X ) F ( <text:s text:c="2"/>) I ( <text:s text:c="2"/>) O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Nome do Caso de Uso</text:span></text:p>
          </table:table-cell>
          <table:table-cell table:style-name="Table2.B2" office:value-type="string">
            <text:p text:style-name="P14"><text:span text:style-name="T5">UC Realizar Leilão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Responsável (Cliente)</text:span></text:p>
          </table:table-cell>
          <table:table-cell table:style-name="Table2.B2" office:value-type="string">
            <text:p text:style-name="P14"><text:span text:style-name="T5">IFSP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Responsável (Equipe)</text:span></text:p>
          </table:table-cell>
          <table:table-cell table:style-name="Table2.B2" office:value-type="string">
            <text:p text:style-name="P14"><text:span text:style-name="T5">Venilton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Ator Principal</text:span></text:p>
          </table:table-cell>
          <table:table-cell table:style-name="Table2.B2" office:value-type="string">
            <text:p text:style-name="P14"><text:span text:style-name="T5">Leiloeiro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Ator Secundário</text:span></text:p>
          </table:table-cell>
          <table:table-cell table:style-name="Table2.B2" office:value-type="string">
            <text:p text:style-name="P14"><text:span text:style-name="T5">Participante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Resumo (Objetivo)</text:span></text:p>
          </table:table-cell>
          <table:table-cell table:style-name="Table2.B2" office:value-type="string">
            <text:p text:style-name="P14"><text:span text:style-name="T5">Este caso de uso descreve as etapas necessárias para que um leiloeiro realize um leilão.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Pré-Condição</text:span></text:p>
          </table:table-cell>
          <table:table-cell table:style-name="Table2.B2" office:value-type="string">
            <text:p text:style-name="P14"><text:span text:style-name="T5">O participante deve estar logado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5">Fluxos Principais</text:span></text:p>
          </table:table-cell>
          <table:table-cell table:style-name="Table2.B2" office:value-type="string">
            <text:list xml:id="list6620825609122088610" text:style-name="WWNum3">
              <text:list-item>
                <text:p text:style-name="P21"><text:span text:style-name="T5">[F] Leiloeiro seleciona a opção realizar leilão.</text:span></text:p>
              </text:list-item>
              <text:list-item>
                <text:p text:style-name="P21"><text:span text:style-name="T5">[F] Sistema apresenta leilões ainda não encerrados.</text:span></text:p>
              </text:list-item>
              <text:list-item>
                <text:p text:style-name="P21"><text:span text:style-name="T5">[F] Leiloeiro seleciona e inicia um leilão.</text:span></text:p>
              </text:list-item>
              <text:list-item>
                <text:p text:style-name="P21"><text:span text:style-name="T5">[F] Sistema apresenta os itens do leilão.</text:span></text:p>
              </text:list-item>
              <text:list-item>
                <text:p text:style-name="P21"><text:span text:style-name="T5">[F] O leiloeiro seleciona um item para leiloar.</text:span></text:p>
              </text:list-item>
              <text:list-item>
                <text:p text:style-name="P21"><text:span text:style-name="T5">[F] Participante oferece um lance para o item.</text:span></text:p>
              </text:list-item>
              <text:list-item>
                <text:p text:style-name="P21"><text:span text:style-name="T5">[F] Sistema registra o lance.</text:span></text:p>
              </text:list-item>
              <text:list-item>
                <text:p text:style-name="P21"><text:span text:style-name="T5">[I] Ao atingir o tempo máximo de espera, o sistema verifica os lances realizados.</text:span></text:p>
              </text:list-item>
              <text:list-item>
                <text:p text:style-name="P21"><text:span text:style-name="T5">[F] Sistema anuncia o participante vencedor (fez o maior lance).</text:span></text:p>
              </text:list-item>
              <text:list-item>
                <text:p text:style-name="P21"><text:span text:style-name="T5">[F] Sistema encerra o anúncio do item.</text:span></text:p>
              </text:list-item>
              <text:list-item>
                <text:p text:style-name="P21"><text:span text:style-name="T5">[I] Sistema verifica se há mais itens do leilão.</text:span></text:p>
              </text:list-item>
              <text:list-item>
                <text:p text:style-name="P21"><text:span text:style-name="T5">[F] Sistema encerra o leilão.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14"><text:span text:style-name="T5">Fluxos Alternativos</text:span></text:p>
          </table:table-cell>
          <table:table-cell table:style-name="Table2.B2" office:value-type="string">
            <text:p text:style-name="P14"><text:span text:style-name="T5">Não há mais itens para leiloar:</text:span></text:p>
            <text:p text:style-name="P14"><text:span text:style-name="T5"><text:s text:c="4"/>4.1. [I] Sistema encerra o leilão e finaliza a operação.</text:span></text:p>
            <text:p text:style-name="P14"><text:span text:style-name="T5">Não foram realizados lances para um item:</text:span></text:p>
            <text:p text:style-name="P14"><text:span text:style-name="T5"><text:s text:c="4"/>8.1. [I] Item não será arrematado.</text:span></text:p>
            <text:p text:style-name="P14"><text:span text:style-name="T5"><text:s text:c="4"/>8.2. [I] Sistema executa passo 4.</text:span></text:p>
            <text:p text:style-name="P14"><text:span text:style-name="T5">Ainda há itens para leiloar:</text:span></text:p>
            <text:p text:style-name="P14"><text:span text:style-name="T5"><text:s text:c="4"/>11.1. [I] Sistema executa passo 4.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5">Pós-Condição</text:span></text:p>
          </table:table-cell>
          <table:table-cell table:style-name="Table2.A1" office:value-type="string">
            <text:p text:style-name="P14"><text:span text:style-name="T5">Leilão realizado.</text:span></text:p>
          </table:table-cell>
        </table:table-row>
      </table:table>
      <text:p text:style-name="P12"/>
      <text:p text:style-name="Standard"/>
      <text:p text:style-name="P16"/>
      <text:list xml:id="list210857235282650" text:continue-list="list5136246454592554955" text:style-name="WWNum2">
        <text:list-item>
          <text:p text:style-name="P23"><text:span text:style-name="T4">b)</text:span></text:p>
          <text:p text:style-name="P6"><text:span text:style-name="T4"/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5">Caso de Uso (UC0016) <text:s/></text:span></text:p>
          </table:table-cell>
          <table:table-cell table:style-name="Table3.A1" office:value-type="string">
            <text:p text:style-name="P14"><text:span text:style-name="T5">( X ) F ( <text:s text:c="2"/>) I ( <text:s text:c="2"/>) O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Nome do Caso de Uso</text:span></text:p>
          </table:table-cell>
          <table:table-cell table:style-name="Table3.B2" office:value-type="string">
            <text:p text:style-name="P14"><text:span text:style-name="T5">UC Enviar Produto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Responsável (Cliente)</text:span></text:p>
          </table:table-cell>
          <table:table-cell table:style-name="Table3.B2" office:value-type="string">
            <text:p text:style-name="P14"><text:span text:style-name="T5">IFSP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Responsável (Equipe)</text:span></text:p>
          </table:table-cell>
          <table:table-cell table:style-name="Table3.B2" office:value-type="string">
            <text:p text:style-name="P14"><text:span text:style-name="T5">Venilton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Ator Principal</text:span></text:p>
          </table:table-cell>
          <table:table-cell table:style-name="Table3.B2" office:value-type="string">
            <text:p text:style-name="P14"><text:span text:style-name="T5">Sistema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Ator Secundário</text:span></text:p>
          </table:table-cell>
          <table:table-cell table:style-name="Table3.B2" office:value-type="string">
            <text:p text:style-name="P14"><text:span text:style-name="T5">Funcionário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Resumo (Objetivo)</text:span></text:p>
          </table:table-cell>
          <table:table-cell table:style-name="Table3.B2" office:value-type="string">
            <text:p text:style-name="P14"><text:span text:style-name="T5">Este caso de uso descreve as etapas necessárias para que um produto seja despachado.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Pré-Condição</text:span></text:p>
          </table:table-cell>
          <table:table-cell table:style-name="Table3.B2" office:value-type="string">
            <text:p text:style-name="P14"><text:span text:style-name="T5">N/A</text:span></text:p>
          </table:table-cell>
        </table:table-row>
        <table:table-row table:style-name="Table3.1">
          <table:table-cell table:style-name="Table3.A2" office:value-type="string">
            <text:p text:style-name="P14"><text:span text:style-name="T5">Fluxos Principais</text:span></text:p>
          </table:table-cell>
          <table:table-cell table:style-name="Table3.B2" office:value-type="string">
            <text:list xml:id="list1333059648456147420" text:style-name="WWNum4">
              <text:list-item>
                <text:p text:style-name="P22"><text:span text:style-name="T5">[F] Sistema recebe pedido do produto que será despachado. </text:span></text:p>
              </text:list-item>
              <text:list-item>
                <text:p text:style-name="P22"><text:span text:style-name="T5">[F] Sistema verifica disponibilidade do produto. </text:span></text:p>
              </text:list-item>
              <text:list-item>
                <text:p text:style-name="P22"><text:span text:style-name="T5">[F] Funcionário separa o produto. </text:span></text:p>
              </text:list-item>
              <text:list-item>
                <text:p text:style-name="P22"><text:span text:style-name="T5">[F] Sistema emite nota fiscal e o funcionário embala o produto. </text:span></text:p>
              </text:list-item>
              <text:list-item>
                <text:p text:style-name="P22"><text:span text:style-name="T5">[F] Funcionário despacha o produto.</text:span>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14"><text:span text:style-name="T5">Fluxos Alternativos</text:span></text:p>
          </table:table-cell>
          <table:table-cell table:style-name="Table3.B2" office:value-type="string">
            <text:p text:style-name="P14"><text:span text:style-name="T5">Produto não disponível:</text:span></text:p>
            <text:p text:style-name="P14"><text:span text:style-name="T5"><text:s text:c="4"/>2.1. [I] Sistema emite ordem para adquirir produto e, assim que o produto for adquirido, o sistema direciona a execução do passo 3.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5">Pós-Condição</text:span></text:p>
          </table:table-cell>
          <table:table-cell table:style-name="Table3.A1" office:value-type="string">
            <text:p text:style-name="P14"><text:span text:style-name="T5">Produto despachado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 fo:font-weight="bold" style:font-weight-asian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style:text-underline-style="none" fo:font-weight="bold" style:font-weight-asian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style:text-underline-style="none" fo:font-weight="bold" style:font-weight-asian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15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suffix="." style:num-format="1" text:start-value="14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7" style:num-suffix="." style:num-format="1" text:start-value="12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1:08:56.828137160</dc:date>
    <meta:editing-duration>PT4M13S</meta:editing-duration>
    <meta:editing-cycles>1</meta:editing-cycles>
    <meta:document-statistic meta:table-count="3" meta:image-count="0" meta:object-count="0" meta:page-count="4" meta:paragraph-count="112" meta:word-count="692" meta:character-count="4141" meta:non-whitespace-character-count="3544"/>
    <meta:generator>LibreOffice/5.1.4.2$Linux_X86_64 LibreOffice_project/10m0$Build-2</meta:generator>
  </office:meta>
</office:document-meta>
</file>